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Hindi1" svg:font-family="'Lohit Hindi'"/>
    <style:font-face style:name="OpenSymbol" svg:font-family="OpenSymbol"/>
    <style:font-face style:name="Monospace" svg:font-family="Monospace"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DejaVu Sans" fo:font-size="12pt" style:font-size-asian="12pt" style:font-size-complex="12pt"/>
    </style:style>
    <style:style style:name="P2" style:family="paragraph" style:parent-style-name="Standard">
      <style:text-properties style:font-name="DejaVu Sans" fo:font-size="12pt" fo:font-weight="bold" style:font-size-asian="12pt" style:font-weight-asian="bold" style:font-size-complex="12pt" style:font-weight-complex="bold"/>
    </style:style>
    <style:style style:name="P3" style:family="paragraph" style:parent-style-name="Standard">
      <style:paragraph-properties fo:text-align="center" style:justify-single-word="false"/>
      <style:text-properties style:font-name="DejaVu Sans" fo:font-size="12pt" fo:font-weight="bold" style:font-size-asian="12pt" style:font-weight-asian="bold" style:font-size-complex="12pt" style:font-weight-complex="bold"/>
    </style:style>
    <style:style style:name="P4" style:family="paragraph" style:parent-style-name="Standard">
      <style:text-properties style:font-name="DejaVu Sans" fo:font-size="12pt" style:font-name-asian="Monospace" style:font-size-asian="12pt" style:font-name-complex="Monospace" style:font-size-complex="12pt"/>
    </style:style>
    <style:style style:name="P5" style:family="paragraph" style:parent-style-name="Standard">
      <style:text-properties style:font-name="DejaVu Sans" fo:font-size="12pt" fo:font-weight="normal" style:font-size-asian="12pt" style:font-weight-asian="normal" style:font-size-complex="12pt" style:font-weight-complex="normal"/>
    </style:style>
    <style:style style:name="P6" style:family="paragraph" style:parent-style-name="Standard">
      <style:text-properties style:font-name="DejaVu Sans" fo:font-size="12pt" fo:font-weight="normal" style:font-name-asian="Monospace" style:font-size-asian="12pt" style:font-weight-asian="normal" style:font-name-complex="Monospace" style:font-size-complex="12pt" style:font-weight-complex="normal"/>
    </style:style>
    <style:style style:name="P7" style:family="paragraph" style:parent-style-name="Standard">
      <style:paragraph-properties fo:margin-left="0in" fo:margin-right="0in" fo:text-align="start" style:justify-single-word="false" fo:text-indent="0in" style:auto-text-indent="false" style:text-autospace="none"/>
      <style:text-properties style:font-name="DejaVu Sans" fo:font-size="12pt" style:font-name-asian="Monospace" style:font-size-asian="12pt" style:font-name-complex="Monospace" style:font-size-complex="12pt"/>
    </style:style>
    <style:style style:name="P8" style:family="paragraph" style:parent-style-name="Standard">
      <style:paragraph-properties fo:margin-left="0in" fo:margin-right="0in" fo:text-align="start" style:justify-single-word="false" fo:text-indent="0in" style:auto-text-indent="false" style:text-autospace="none"/>
      <style:text-properties style:font-name="DejaVu Sans" fo:font-size="12pt" style:font-size-asian="12pt" style:font-size-complex="12pt"/>
    </style:style>
    <style:style style:name="P9" style:family="paragraph" style:parent-style-name="Standard">
      <style:paragraph-properties fo:margin-left="0in" fo:margin-right="0in" fo:text-align="start" style:justify-single-word="false" fo:text-indent="0in" style:auto-text-indent="false" style:text-autospace="none"/>
      <style:text-properties style:font-name="DejaVu Sans" fo:font-size="12pt" fo:font-weight="bold" style:font-name-asian="Monospace" style:font-size-asian="12pt" style:font-weight-asian="bold" style:font-name-complex="Monospace" style:font-size-complex="12pt" style:font-weight-complex="bold"/>
    </style:style>
    <style:style style:name="P10" style:family="paragraph" style:parent-style-name="Standard">
      <style:paragraph-properties fo:margin-left="0in" fo:margin-right="0in" fo:text-align="start" style:justify-single-word="false" fo:text-indent="0in" style:auto-text-indent="false" style:text-autospace="none"/>
      <style:text-properties style:font-name="DejaVu Sans" fo:font-size="12pt" fo:font-weight="normal" style:font-name-asian="Monospace" style:font-size-asian="12pt" style:font-weight-asian="normal" style:font-name-complex="Monospace" style:font-size-complex="12pt" style:font-weight-complex="normal"/>
    </style:style>
    <style:style style:name="P11" style:family="paragraph" style:parent-style-name="Standard">
      <style:paragraph-properties fo:margin-left="0.4925in" fo:margin-right="0in" fo:text-align="start" style:justify-single-word="false" fo:text-indent="0in" style:auto-text-indent="false" style:text-autospace="none"/>
      <style:text-properties style:font-name="DejaVu Sans" fo:font-size="12pt" fo:font-weight="normal" style:font-name-asian="Monospace" style:font-size-asian="12pt" style:font-weight-asian="normal" style:font-name-complex="Monospace" style:font-size-complex="12pt" style:font-weight-complex="normal"/>
    </style:style>
    <style:style style:name="P12" style:family="paragraph" style:parent-style-name="Standard" style:list-style-name="L1">
      <style:paragraph-properties fo:text-align="start" style:justify-single-word="false" style:text-autospace="none"/>
      <style:text-properties style:font-name="DejaVu Sans" fo:font-size="12pt" style:font-name-asian="Monospace" style:font-size-asian="12pt" style:font-name-complex="Monospace" style:font-size-complex="12pt"/>
    </style:style>
    <style:style style:name="P13" style:family="paragraph" style:parent-style-name="Standard">
      <style:paragraph-properties fo:margin-left="0in" fo:margin-right="0in" fo:text-align="start" style:justify-single-word="false" fo:text-indent="0in" style:auto-text-indent="false" style:text-autospace="none"/>
      <style:text-properties style:font-name="DejaVu Sans" fo:font-size="12pt" fo:font-weight="bold" style:font-name-asian="Monospace" style:font-size-asian="12pt" style:font-weight-asian="bold" style:font-name-complex="Monospace" style:font-size-complex="12pt" style:font-weight-complex="bold"/>
    </style:style>
    <style:style style:name="T1" style:family="text">
      <style:text-properties fo:color="#1a1a1a" style:text-underline-style="solid" style:text-underline-width="auto" style:text-underline-color="font-color"/>
    </style:style>
    <style:style style:name="T2" style:family="text">
      <style:text-properties fo:color="#1a1a1a" style:text-underline-style="solid" style:text-underline-width="auto" style:text-underline-color="font-color" style:font-name-asian="Monospace" style:font-name-complex="Monospace"/>
    </style:style>
    <style:style style:name="T3" style:family="text">
      <style:text-properties style:font-name-asian="Monospace" style:font-name-complex="Monospac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formation for developers</text:p>
      <text:p text:style-name="P1"/>
      <text:p text:style-name="P1">This document provides basic information to developers on how to work with his project and code base. It assumes the developers are already fluent with the technologies such as java/tomcat. We will only cover configuration and usages which are specific to this project and not commonly known development standards.</text:p>
      <text:p text:style-name="P1"/>
      <text:p text:style-name="P1"/>
      <text:p text:style-name="P2">Requirements</text:p>
      <text:p text:style-name="P4">The following aren't requirements per <text:span text:style-name="T1">se</text:span> but what was used during the development of this version.</text:p>
      <text:list xml:id="list1655563773" text:style-name="L1">
        <text:list-item>
          <text:p text:style-name="P12">jdk1.6.0_18</text:p>
        </text:list-item>
        <text:list-item>
          <text:p text:style-name="P12"><text:span text:style-name="T1">tomcat</text:span> 6.0.18</text:p>
        </text:list-item>
        <text:list-item>
          <text:p text:style-name="P12">maven2 2.2.1</text:p>
        </text:list-item>
      </text:list>
      <text:p text:style-name="P1"/>
      <text:p text:style-name="P1"/>
      <text:p text:style-name="P2">Building</text:p>
      <text:p text:style-name="P5">This project is a standard maven2 project so an “mvn package” should provide you with your expected war file.</text:p>
      <text:p text:style-name="P5"/>
      <text:p text:style-name="P5">A catalina_base is provided with the source code. This contains a some-what-sane tomcat configuration which can be used as the basis for development or deployment. A <text:s/>maven plugin was added to the package phase to deploy the contents of the war file to the catalina_base, so when you “mvn package”, you will compile, and deploy to the catalina_base.</text:p>
      <text:p text:style-name="P6"/>
      <text:p text:style-name="P6"/>
      <text:p text:style-name="P9">Code Style and Format</text:p>
      <text:p text:style-name="P8"><text:span text:style-name="T3">If you're using an IDE to work with this code base, you're going to want to "ignore missing serialVersionUID". We do not support compatibility between compiled class files except with in the exact same build instance. Beyond the above change, there should generally be no errors or warnings of any types in the source code, please keep it that way. </text:span><text:span text:style-name="T2">Maven</text:span><text:span text:style-name="T3"> </text:span><text:span text:style-name="T2">checkstyle</text:span><text:span text:style-name="T3"> is used to try and enforce some semblance of code-style-format.</text:span></text:p>
      <text:p text:style-name="P7"/>
      <text:p text:style-name="P7"/>
      <text:p text:style-name="P9">Separate <text:span text:style-name="T1">Apps</text:span></text:p>
      <text:p text:style-name="P7">The intention is that this server/context will hold multiple small <text:span text:style-name="T1">apps</text:span>. We're trying</text:p>
      <text:p text:style-name="P7">to save resources and be lazy by putting them all in one <text:span text:style-name="T1">webapp</text:span> instead of having</text:p>
      <text:p text:style-name="P7">multiple <text:span text:style-name="T1">webapps</text:span>. To break the code up, the following structure should be used :</text:p>
      <text:p text:style-name="P7"/>
      <text:p text:style-name="P7"><text:tab/>- <text:span text:style-name="T1">webapps</text:span>/&lt;APP_NAME&gt; : for <text:span text:style-name="T1">jsp</text:span>/web files</text:p>
      <text:p text:style-name="P7"><text:tab/>- org.oscarehr.oscar_apps.&lt;APP_NAME&gt; : for class files.</text:p>
      <text:p text:style-name="P7"/>
      <text:p text:style-name="P7">Files should be put into <text:span text:style-name="T1">webapps</text:span>/ and org.oscarehr.oscar_apps directly only if they</text:p>
      <text:p text:style-name="P7">are generic common utilities. Any <text:span text:style-name="T1">css</text:span> / <text:span text:style-name="T1">js</text:span> include files etc should be considered</text:p>
      <text:p text:style-name="P8"><text:span text:style-name="T3">specific to your </text:span><text:span text:style-name="T2">app</text:span><text:span text:style-name="T3"> as some one else might want to style their </text:span><text:span text:style-name="T2">app</text:span><text:span text:style-name="T3"> differently etc.</text:span></text:p>
      <text:p text:style-name="P7"><text:soft-page-break/></text:p>
      <text:p text:style-name="P7"/>
      <text:p text:style-name="P9">Translations and I18N</text:p>
      <text:p text:style-name="P10">All UI visible strings should be places in oscar_apps_strings_en.properties. There is a LocaleUtils.java class to help retrieve translated strings. All strings should be retrieved through this class.</text:p>
      <text:p text:style-name="P10"/>
      <text:p text:style-name="P10"/>
      <text:p text:style-name="P9">Logging</text:p>
      <text:p text:style-name="P10">There are 2 types of logging. Code/Debug logging and User Action / Audit logging. </text:p>
      <text:p text:style-name="P10"/>
      <text:p text:style-name="P10">For code / debug logging use Log4J. There is a utility method MiscUtils.getLogger() which will retrieve a log4j logger with a category set to the class that calls the getLogger() method. i.e. </text:p>
      <text:p text:style-name="P10"/>
      <text:p text:style-name="P11">private static Logger logger=MiscUtils.getLogger();</text:p>
      <text:p text:style-name="P10"/>
      <text:p text:style-name="P10">as a class field is generally all you need to do to get a logger with category set to the enclosing class.</text:p>
      <text:p text:style-name="P10"/>
      <text:p text:style-name="P10">For user action / audit logging there's a class ActionLog.java. It is configured through log4j to log to a rolling set of log files in tomcat/logs called oscar_apps_action.*.log. Note that it's important not to delete these log files unless you really want to delete your audit logs – which is very very rare and in some cases illegal depending on your local laws with regards to retention of medical records. These audit log files should be backed up and treated like any other medical recor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Hindi1" svg:font-family="'Lohit Hindi'"/>
    <style:font-face style:name="OpenSymbol" svg:font-family="OpenSymbol"/>
    <style:font-face style:name="Monospace" svg:font-family="Monospace"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1"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1"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7-14T13:20:28</meta:creation-date>
    <meta:generator>OpenOffice.org/3.2$Unix OpenOffice.org_project/320m12$Build-9483</meta:generator>
    <dc:date>2010-09-25T14:04:47</dc:date>
    <meta:editing-duration>PT00H46M03S</meta:editing-duration>
    <meta:editing-cycles>13</meta:editing-cycles>
    <meta:document-statistic meta:table-count="0" meta:image-count="0" meta:object-count="0" meta:page-count="2" meta:paragraph-count="29" meta:word-count="520" meta:character-count="3162"/>
  </office:meta>
</office:document-meta>
</file>